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text-properties officeooo:rsid="000ff131" officeooo:paragraph-rsid="000ff131"/>
    </style:style>
    <style:style style:name="P2" style:family="paragraph" style:parent-style-name="Standard">
      <style:text-properties fo:font-weight="bold" officeooo:rsid="000ff131" officeooo:paragraph-rsid="000ff131" style:font-weight-asian="bold" style:font-weight-complex="bold"/>
    </style:style>
    <style:style style:name="P3" style:family="paragraph" style:parent-style-name="Standard">
      <style:text-properties fo:font-size="11pt" fo:font-weight="bold" officeooo:rsid="000ff131" officeooo:paragraph-rsid="000ff131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00ff131" officeooo:paragraph-rsid="001142b6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fo:font-size="11pt" fo:font-weight="normal" officeooo:rsid="000ff131" officeooo:paragraph-rsid="000ff131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0ff131" officeooo:paragraph-rsid="001142b6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0ff131" officeooo:paragraph-rsid="000ff131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fo:font-style="italic" fo:font-weight="normal" officeooo:rsid="000ff131" officeooo:paragraph-rsid="000ff131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fo:font-size="9pt" fo:font-weight="normal" officeooo:rsid="000ff131" officeooo:paragraph-rsid="000ff131" style:font-size-asian="9pt" style:font-weight-asian="normal" style:font-size-complex="9pt" style:font-weight-complex="normal"/>
    </style:style>
    <style:style style:name="P10" style:family="paragraph" style:parent-style-name="Standard">
      <style:text-properties fo:font-size="9pt" fo:font-weight="normal" officeooo:rsid="000ff131" officeooo:paragraph-rsid="001142b6" style:font-size-asian="9pt" style:font-weight-asian="normal" style:font-size-complex="9pt" style:font-weight-complex="normal"/>
    </style:style>
    <style:style style:name="P11" style:family="paragraph" style:parent-style-name="Standard">
      <style:text-properties fo:font-size="9pt" fo:font-weight="normal" officeooo:rsid="000ff131" officeooo:paragraph-rsid="0011e8ce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1pt" fo:letter-spacing="normal" fo:font-style="normal" fo:font-weight="normal" officeooo:rsid="000ff131" officeooo:paragraph-rsid="001142b6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1pt" fo:letter-spacing="normal" fo:font-style="normal" fo:font-weight="normal" officeooo:rsid="000ff131" officeooo:paragraph-rsid="0011e8ce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1pt" fo:letter-spacing="normal" fo:font-style="italic" fo:font-weight="normal" officeooo:rsid="001142b6" officeooo:paragraph-rsid="001142b6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normal" officeooo:paragraph-rsid="000ff131"/>
    </style:style>
    <style:style style:name="P1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normal" officeooo:paragraph-rsid="001142b6"/>
    </style:style>
    <style:style style:name="P1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normal" officeooo:rsid="000ff131" officeooo:paragraph-rsid="000ff131" style:font-size-asian="9.60000038146973pt" style:font-weight-asian="normal" style:font-size-complex="11pt" style:font-weight-complex="normal"/>
    </style:style>
    <style:style style:name="P19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normal" officeooo:rsid="000ff131" officeooo:paragraph-rsid="001142b6" style:font-size-asian="9.60000038146973pt" style:font-weight-asian="normal" style:font-size-complex="11pt" style:font-weight-complex="normal"/>
    </style:style>
    <style:style style:name="P20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normal" officeooo:rsid="000ff131" officeooo:paragraph-rsid="000ff131"/>
    </style:style>
    <style:style style:name="P2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normal" officeooo:rsid="000ff131" officeooo:paragraph-rsid="001142b6"/>
    </style:style>
    <style:style style:name="P2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bold" officeooo:rsid="000ff131" officeooo:paragraph-rsid="000ff131" style:font-size-asian="9.60000038146973pt" style:font-weight-asian="bold" style:font-size-complex="11pt" style:font-weight-complex="bold"/>
    </style:style>
    <style:style style:name="P2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1pt" fo:letter-spacing="normal" fo:font-style="normal" fo:font-weight="bold" officeooo:rsid="001142b6" officeooo:paragraph-rsid="001142b6" style:font-size-asian="11pt" style:font-weight-asian="bold" style:font-size-complex="11pt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1142b6" style:font-style-asian="normal" style:font-style-complex="normal"/>
    </style:style>
    <style:style style:name="T3" style:family="text">
      <style:text-properties style:text-underline-style="none" style:font-style-asian="normal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142b6" style:font-size-asian="9pt" style:font-size-complex="9pt"/>
    </style:style>
    <style:style style:name="T6" style:family="text">
      <style:text-properties fo:font-size="9pt" officeooo:rsid="0011e8ce" style:font-size-asian="9pt" style:font-size-complex="9pt"/>
    </style:style>
    <style:style style:name="T7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8" style:family="text">
      <style:text-properties fo:font-size="9pt" fo:font-style="normal" style:font-size-asian="9pt" style:font-style-asian="normal" style:font-size-complex="9pt" style:font-style-complex="normal"/>
    </style:style>
    <style:style style:name="T9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10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11" style:family="text">
      <style:text-properties fo:font-size="9pt" style:font-size-asian="7.84999990463257pt" style:font-size-complex="9pt"/>
    </style:style>
    <style:style style:name="T12" style:family="text">
      <style:text-properties fo:font-size="9pt" fo:font-weight="bold" style:font-size-asian="7.84999990463257pt" style:font-weight-asian="bold" style:font-size-complex="9pt" style:font-weight-complex="bold"/>
    </style:style>
    <style:style style:name="T13" style:family="text">
      <style:text-properties fo:font-variant="normal" fo:text-transform="none" fo:color="#333333" style:font-name="Liberation Serif" fo:letter-spacing="normal" fo:font-style="normal" style:text-underline-style="none" style:font-style-asian="normal" style:font-style-complex="normal"/>
    </style:style>
    <style:style style:name="T14" style:family="text">
      <style:text-properties fo:font-variant="normal" fo:text-transform="none" fo:color="#333333" style:font-name="Liberation Serif" fo:letter-spacing="normal" fo:font-style="normal" style:text-underline-style="none" officeooo:rsid="0011e8ce" style:font-style-asian="normal" style:font-style-complex="normal"/>
    </style:style>
    <style:style style:name="T15" style:family="text">
      <style:text-properties fo:font-variant="normal" fo:text-transform="none" fo:color="#333333" style:font-name="Liberation Serif" fo:font-size="11pt" fo:letter-spacing="normal" fo:font-style="normal" style:text-underline-style="none" style:font-size-asian="11pt" style:font-style-asian="normal" style:font-size-complex="11pt" style:font-style-complex="normal"/>
    </style:style>
    <style:style style:name="T16" style:family="text">
      <style:text-properties fo:font-variant="normal" fo:text-transform="none" fo:color="#333333" style:font-name="Liberation Serif" fo:font-size="9pt" fo:letter-spacing="normal" fo:font-style="normal" style:text-underline-style="none" style:font-size-asian="7.84999990463257pt" style:font-style-asian="normal" style:font-size-complex="9pt" style:font-style-complex="normal"/>
    </style:style>
    <style:style style:name="T17" style:family="text">
      <style:text-properties fo:font-variant="normal" fo:text-transform="none" fo:color="#333333" style:font-name="Liberation Serif" fo:font-size="9pt" fo:letter-spacing="normal" style:text-underline-style="none" style:font-size-asian="7.84999990463257pt" style:font-size-complex="9pt"/>
    </style:style>
    <style:style style:name="T18" style:family="text">
      <style:text-properties style:font-name="Liberation Serif" style:text-underline-style="none" style:font-size-asian="7.84999990463257pt" style:font-style-asian="normal" style:font-size-complex="9pt" style:font-style-complex="normal"/>
    </style:style>
    <style:style style:name="T19" style:family="text">
      <style:text-properties style:font-name="Liberation Serif" style:text-underline-style="none" style:font-style-asian="normal" style:font-style-complex="normal"/>
    </style:style>
    <style:style style:name="T20" style:family="text">
      <style:text-properties style:font-name="Liberation Serif" style:text-underline-style="none" officeooo:rsid="001142b6" style:font-size-asian="9.60000038146973pt" style:font-style-asian="normal" style:font-style-complex="normal"/>
    </style:style>
    <style:style style:name="T21" style:family="text">
      <style:text-properties style:font-name="Liberation Serif" fo:font-size="9pt" style:text-underline-style="none" style:font-size-asian="7.84999990463257pt" style:font-style-asian="normal" style:font-size-complex="9pt" style:font-style-complex="normal"/>
    </style:style>
    <style:style style:name="T22" style:family="text">
      <style:text-properties style:font-name="Liberation Serif" fo:font-size="9pt" style:text-underline-style="none" officeooo:rsid="001142b6" style:font-size-asian="7.84999990463257pt" style:font-style-asian="normal" style:font-size-complex="9pt" style:font-style-complex="normal"/>
    </style:style>
    <style:style style:name="T23" style:family="text">
      <style:text-properties style:font-name="Liberation Serif" fo:font-size="9pt" style:text-underline-style="none" officeooo:rsid="0011e8ce" style:font-size-asian="7.84999990463257pt" style:font-style-asian="normal" style:font-size-complex="9pt" style:font-style-complex="normal"/>
    </style:style>
    <style:style style:name="T24" style:family="text">
      <style:text-properties style:font-name="Liberation Serif" fo:font-size="9pt" style:text-underline-style="none" style:font-size-asian="9pt" style:font-style-asian="normal" style:font-size-complex="9pt" style:font-style-complex="normal"/>
    </style:style>
    <style:style style:name="T25" style:family="text">
      <style:text-properties style:font-name="Liberation Serif" fo:font-size="9pt" style:text-underline-style="none" officeooo:rsid="001142b6" style:font-size-asian="9pt" style:font-style-asian="normal" style:font-size-complex="9pt" style:font-style-complex="normal"/>
    </style:style>
    <style:style style:name="T26" style:family="text">
      <style:text-properties style:font-name="Liberation Serif" fo:font-size="9pt" style:text-underline-style="none" officeooo:rsid="0011e8ce" style:font-size-asian="9pt" style:font-style-asian="normal" style:font-size-complex="9pt" style:font-style-complex="normal"/>
    </style:style>
    <style:style style:name="T27" style:family="text">
      <style:text-properties style:font-name="Liberation Serif" fo:font-size="9pt" style:text-underline-style="none" style:font-size-asian="9pt" style:font-style-asian="italic" style:font-size-complex="9pt" style:font-style-complex="italic"/>
    </style:style>
    <style:style style:name="T28" style:family="text">
      <style:text-properties style:font-name="Liberation Serif" fo:font-size="9pt" style:text-underline-style="none" fo:font-weight="bold" officeooo:rsid="0011e8ce" style:font-size-asian="9pt" style:font-style-asian="normal" style:font-weight-asian="bold" style:font-size-complex="9pt" style:font-style-complex="normal" style:font-weight-complex="bold"/>
    </style:style>
    <style:style style:name="T29" style:family="text">
      <style:text-properties style:font-name="Liberation Serif" fo:font-size="9pt" style:text-underline-style="solid" style:text-underline-width="auto" style:text-underline-color="font-color" fo:font-weight="bold" style:font-size-asian="7.84999990463257pt" style:font-style-asian="normal" style:font-weight-asian="bold" style:font-size-complex="9pt" style:font-style-complex="normal" style:font-weight-complex="bold"/>
    </style:style>
    <style:style style:name="T30" style:family="text">
      <style:text-properties style:font-name="Liberation Serif" fo:font-size="9pt" style:text-underline-style="solid" style:text-underline-width="auto" style:text-underline-color="font-color" fo:font-weight="bold" officeooo:rsid="001142b6" style:font-size-asian="7.84999990463257pt" style:font-style-asian="normal" style:font-weight-asian="bold" style:font-size-complex="9pt" style:font-style-complex="normal" style:font-weight-complex="bold"/>
    </style:style>
    <style:style style:name="T31" style:family="text">
      <style:text-properties style:font-name="Liberation Serif" fo:font-size="9pt" style:text-underline-style="solid" style:text-underline-width="auto" style:text-underline-color="font-color" fo:font-weight="bold" officeooo:rsid="0011e8ce" style:font-size-asian="7.84999990463257pt" style:font-style-asian="normal" style:font-weight-asian="bold" style:font-size-complex="9pt" style:font-style-complex="normal" style:font-weight-complex="bold"/>
    </style:style>
    <style:style style:name="T32" style:family="text">
      <style:text-properties style:font-name="Liberation Serif" fo:font-size="9pt" style:text-underline-style="solid" style:text-underline-width="auto" style:text-underline-color="font-color" fo:font-weight="bold" officeooo:rsid="0011e8ce" style:font-size-asian="9pt" style:font-style-asian="normal" style:font-weight-asian="bold" style:font-size-complex="9pt" style:font-style-complex="normal" style:font-weight-complex="bold"/>
    </style:style>
    <style:style style:name="T33" style:family="text">
      <style:text-properties style:font-name="Liberation Serif" fo:font-size="9pt" fo:font-style="italic" style:text-underline-style="none" officeooo:rsid="0011e8ce" style:font-size-asian="7.84999990463257pt" style:font-style-asian="italic" style:font-size-complex="9pt" style:font-style-complex="italic"/>
    </style:style>
    <style:style style:name="T34" style:family="text">
      <style:text-properties style:font-name="Liberation Serif" fo:font-size="12pt" style:text-underline-style="none" style:font-size-asian="12pt" style:font-style-asian="normal" style:font-size-complex="12pt" style:font-style-complex="normal"/>
    </style:style>
    <style:style style:name="T35" style:family="text">
      <style:text-properties style:font-size-asian="11pt"/>
    </style:style>
    <style:style style:name="T36" style:family="text">
      <style:text-properties officeooo:rsid="001142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lgoritmo Orixinal</text:h>
      <text:p text:style-name="P15">Pedir N<text:line-break/>Suma=0<text:line-break/>Producto=0</text:p>
      <text:p text:style-name="P15">Mentras x &lt; N<text:line-break/> <text:s text:c="3"/>Si x % 2 == 0 Suma = Suma + x<text:line-break/> <text:s text:c="3"/>Se non Producto = Producto * x<text:line-break/>Fin-Mentras</text:p>
      <text:p text:style-name="P15">Visualizar "A suma dos números pares menores de " N " é " Suma<text:line-break/>Visualizar "O producto dos números impares menores de " N " é " Producto</text:p>
      <text:p text:style-name="Standard"/>
      <text:p text:style-name="P2">Traza</text:p>
      <text:p text:style-name="P5">→ Pedir N → <text:span text:style-name="T4">Introducimos un número por teclado, por exemplo 39</text:span></text:p>
      <text:p text:style-name="P5">→ Suma=0 → <text:span text:style-name="T4">Na posición de memoria identificada por </text:span><text:span text:style-name="T7">Suma</text:span><text:span text:style-name="T4"> temos almacenado un 0</text:span></text:p>
      <text:p text:style-name="P5">→ Producto=0 → <text:span text:style-name="T4">Na posición de memoria identificada por </text:span><text:span text:style-name="T7">Producto</text:span><text:span text:style-name="T4"> temos almacenado un 0</text:span></text:p>
      <text:p text:style-name="P5">→ Mentras x&lt;N → <text:span text:style-name="T4">Se repiten as instruccións incluídas entre Mentras …. e Fin-Mentras mentras a condición se cumpla. Na posición de memoria identificada por </text:span><text:span text:style-name="T7">x</text:span><text:span text:style-name="T8"> </text:span><text:span text:style-name="T9">non sabemos</text:span><text:span text:style-name="T10"> que valor temos, polo que non se pode continuar a traza. </text:span></text:p>
      <text:p text:style-name="P5"><text:span text:style-name="T1"/></text:p>
      <text:p text:style-name="P5"><text:span text:style-name="T1">Si repasamos o algoritmo, vemos que x <text:s/>debería ir tomando os valores dende 1 ata chegar a N, xa que 0 non é nin par nin impar. Solucionamos o problema anterior poñendo inicialmente en x un 1:</text:span></text:p>
      <text:p text:style-name="P5"><text:span text:style-name="T1"/></text:p>
      <text:p text:style-name="P3"><text:span text:style-name="T1">Corrección 1</text:span></text:p>
      <text:p text:style-name="P5"><text:span text:style-name="T1"/></text:p>
      <text:p text:style-name="P16">Pedir N<text:line-break/>Suma=0<text:line-break/>Producto=0</text:p>
      <text:p text:style-name="P20">x=1</text:p>
      <text:p text:style-name="P16">Mentras x &lt; N<text:line-break/> <text:s text:c="3"/>Si x % 2 == 0 Suma = Suma + x<text:line-break/> <text:s text:c="3"/>Se non Producto = Producto * x<text:line-break/>Fin-Mentras</text:p>
      <text:p text:style-name="P18"><text:span text:style-name="T3">Visualizar "A suma dos números pares menores de " N " é " Suma<text:line-break/>Visualizar "O producto dos números impares menores de " N " é " Producto</text:span></text:p>
      <text:p text:style-name="P22"><text:span text:style-name="T3">Traza</text:span></text:p>
      <text:p text:style-name="P5">→ Pedir N → <text:span text:style-name="T4">Introducimos un número por teclado, por exemplo 39</text:span></text:p>
      <text:p text:style-name="P5">→ Suma=0 → <text:span text:style-name="T4">Na posición de memoria identificada por </text:span><text:span text:style-name="T7">Suma</text:span><text:span text:style-name="T4"> temos almacenado un 0</text:span></text:p>
      <text:p text:style-name="P5">→ Producto=0 → <text:span text:style-name="T4">Na posición de memoria identificada por </text:span><text:span text:style-name="T7">Producto</text:span><text:span text:style-name="T4"> temos almacenado un 0</text:span></text:p>
      <text:p text:style-name="P5"><text:span text:style-name="T4">→ </text:span><text:span text:style-name="T35">x=1 → </text:span><text:span text:style-name="T11">Na posición de memoria identificada por </text:span><text:span text:style-name="T12">x</text:span><text:span text:style-name="T11">, temos almacenado un 1</text:span></text:p>
      <text:p text:style-name="P9"><text:span text:style-name="T13">→ </text:span><text:span text:style-name="T15">Mentras x&lt;N </text:span><text:span text:style-name="T13">→ Se repiten as instruccións incluídas entre Mentras …. e Fin-Mentras mentras a condición se cumpla. N ten o valor 39, e x o valor 1, a condición se cumple. </text:span></text:p>
      <text:p text:style-name="P9"><text:span text:style-name="T13">→ </text:span><text:span text:style-name="T15">Si (x%2 == 0) Suma=Suma+x</text:span></text:p>
      <text:p text:style-name="P7"><text:span text:style-name="T13"><text:s text:c="5"/>SeNon <text:s text:c="12"/>Producto=Producto*x → </text:span><text:span text:style-name="T16">Si o resto de dividir o valor na posición de memoria identificada por x entre o valor na posición de memoria identificada por N é 0, sumamos ao valor na posición de memoria identificado por Suma o valor que temos na posición de memoria identificada por x, no caso contrario, multiplicamos ao valor na posición de memoria identificada por Producto o valor que temos na posición de memoria identificada por x. Neste caso en x temos un 1 e <text:s/>1 % 2 != 0, polo que facemos Producto = Producto(0) * x (1) e en Producto nos quedará un 0.</text:span></text:p>
      <text:p text:style-name="P7"><text:span text:style-name="T16"/></text:p>
      <text:p text:style-name="P8"><text:span text:style-name="T17">Unha vez feito esto, xa nos damos conta que non vai ben. Ao ter un 0 inicialmente en Producto, por moito que multipliquemos, en Producto sempre teremos un 0. Deberíamos darlle un valor inicial de 1.</text:span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4"><text:soft-page-break/><text:span text:style-name="T1">Corrección </text:span><text:span text:style-name="T2">2</text:span></text:p>
      <text:p text:style-name="P6"><text:span text:style-name="T1"/></text:p>
      <text:p text:style-name="P17">Pedir N<text:line-break/>Suma=0<text:line-break/>Producto=<text:span text:style-name="T36">1</text:span></text:p>
      <text:p text:style-name="P21">x=1</text:p>
      <text:p text:style-name="P17">Mentras x &lt; N<text:line-break/> <text:s text:c="3"/>Si x % 2 == 0 Suma = Suma + x<text:line-break/> <text:s text:c="3"/>Se non Producto = Producto * x<text:line-break/>Fin-Mentras</text:p>
      <text:p text:style-name="P19"><text:span text:style-name="T18">Visualizar "A suma dos números pares menores de " N " é " Suma<text:line-break/>Visualizar "O producto dos números impares menores de " N " é " Producto</text:span></text:p>
      <text:p text:style-name="P23"><text:span text:style-name="T19">Traza</text:span></text:p>
      <text:p text:style-name="P6">→ Pedir N → <text:span text:style-name="T4">Introducimos un número por teclado, por exemplo 39</text:span></text:p>
      <text:p text:style-name="P6">→ Suma=0 → <text:span text:style-name="T4">Na posición de memoria identificada por </text:span><text:span text:style-name="T7">Suma</text:span><text:span text:style-name="T4"> temos almacenado un 0</text:span></text:p>
      <text:p text:style-name="P6">→ Producto=<text:span text:style-name="T36">1</text:span> → <text:span text:style-name="T4">Na posición de memoria identificada por </text:span><text:span text:style-name="T7">Producto</text:span><text:span text:style-name="T4"> temos almacenado un </text:span><text:span text:style-name="T5">1</text:span></text:p>
      <text:p text:style-name="P6"><text:span text:style-name="T4">→ </text:span><text:span text:style-name="T35">x=1 → </text:span><text:span text:style-name="T11">Na posición de memoria identificada por </text:span><text:span text:style-name="T12">x</text:span><text:span text:style-name="T11">, temos almacenado un 1</text:span></text:p>
      <text:p text:style-name="P10"><text:span text:style-name="T13">→ </text:span><text:span text:style-name="T15">Mentras x&lt;N </text:span><text:span text:style-name="T13">→ Se repiten as instruccións incluídas entre Mentras …. e Fin-Mentras mentras a condición se cumpla. N ten o valor 39, e x o valor 1, a condición se cumple. </text:span></text:p>
      <text:p text:style-name="P10"><text:span text:style-name="T13">→ </text:span><text:span text:style-name="T15">Si (x%2 == 0) Suma=Suma+x</text:span></text:p>
      <text:p text:style-name="P12"><text:span text:style-name="T19"><text:s text:c="5"/>SeNon <text:s text:c="12"/>Producto=Producto*x → </text:span><text:span text:style-name="T21">Si o resto de dividir o valor na posición de memoria identificada por x entre o valor na posición de memoria identificada por N é 0, sumamos ao valor na posición de memoria identificado por Suma o valor que temos na posición de memoria identificada por x, no caso contrario, multiplicamos ao valor na posición de memoria identificada por Producto o valor que temos na posición de memoria identificada por x. Neste caso en x temos un 1 e <text:s/>1 % 2 != 0, polo que facemos Producto = Producto(</text:span><text:span text:style-name="T22">1</text:span><text:span text:style-name="T21">) * x (1) e en Producto nos quedará un </text:span><text:span text:style-name="T22">1</text:span><text:span text:style-name="T21">.</text:span></text:p>
      <text:p text:style-name="P12"><text:span text:style-name="T21">→</text:span><text:span text:style-name="T22"> </text:span><text:span text:style-name="T19">Mentras x&lt;N </text:span><text:span text:style-name="T24">→ Se repiten as instruccións incluídas entre Mentras …. e Fin-Mentras mentras a condición se cumpla. N ten o valor 39, e x o valor 1, a condición se cumple. </text:span></text:p>
      <text:p text:style-name="P14"><text:span text:style-name="T27">Neste punto, nos daríamos conta que x sempre vale 1, co que nunca remataríamos de repetir as instruccións, e de multiplicar Producto por 1…. falta incrementar en 1 o valor de x</text:span></text:p>
      <text:p text:style-name="P4"><text:span text:style-name="T1">Corrección </text:span><text:span text:style-name="T2">3</text:span></text:p>
      <text:p text:style-name="P6"><text:span text:style-name="T1"/></text:p>
      <text:p text:style-name="P17">Pedir N<text:line-break/>Suma=0<text:line-break/>Producto=<text:span text:style-name="T36">1</text:span></text:p>
      <text:p text:style-name="P21">x=1</text:p>
      <text:p text:style-name="P17">Mentras x &lt; N<text:line-break/> <text:s text:c="3"/>Si x % 2 == 0 Suma = Suma + x<text:line-break/> <text:s text:c="3"/>Se non Producto = Producto * x</text:p>
      <text:p text:style-name="P17"><text:s text:c="4"/><text:span text:style-name="T36">x = x + 1</text:span><text:line-break/>Fin-Mentras</text:p>
      <text:p text:style-name="P19"><text:span text:style-name="T18">Visualizar "A suma dos números pares menores de " N " é " Suma<text:line-break/>Visualizar "O producto dos números impares menores de " N " é " Producto</text:span></text:p>
      <text:p text:style-name="P23"><text:span text:style-name="T19">Traza</text:span></text:p>
      <text:p text:style-name="P6">→ Pedir N → <text:span text:style-name="T4">Introducimos un número por teclado, por exemplo </text:span><text:span text:style-name="T6">6 (para facer a traza máis curta)</text:span></text:p>
      <text:p text:style-name="P6">→ Suma=0 → <text:span text:style-name="T4">Na posición de memoria identificada por </text:span><text:span text:style-name="T7">Suma</text:span><text:span text:style-name="T4"> temos almacenado un 0</text:span></text:p>
      <text:p text:style-name="P6">→ Producto=<text:span text:style-name="T36">1</text:span> → <text:span text:style-name="T4">Na posición de memoria identificada por </text:span><text:span text:style-name="T7">Producto</text:span><text:span text:style-name="T4"> temos almacenado un </text:span><text:span text:style-name="T5">1</text:span></text:p>
      <text:p text:style-name="P6"><text:span text:style-name="T4">→ </text:span><text:span text:style-name="T35">x=1 → </text:span><text:span text:style-name="T11">Na posición de memoria identificada por </text:span><text:span text:style-name="T12">x</text:span><text:span text:style-name="T11">, temos almacenado un 1</text:span></text:p>
      <text:p text:style-name="P10"><text:span text:style-name="T13">→ </text:span><text:span text:style-name="T15">Mentras x&lt;N </text:span><text:span text:style-name="T13">→ Se repiten as instruccións incluídas entre Mentras …. e Fin-Mentras mentras a condición se cumpla. N ten o valor </text:span><text:span text:style-name="T14">6</text:span><text:span text:style-name="T13">, e x o valor 1, a condición se cumple. </text:span></text:p>
      <text:p text:style-name="P10"><text:span text:style-name="T13">→ </text:span><text:span text:style-name="T15">Si (x%2 == 0) Suma=Suma+x</text:span></text:p>
      <text:p text:style-name="P12"><text:span text:style-name="T19"><text:s text:c="5"/>SeNon <text:s text:c="12"/>Producto=Producto*x → </text:span><text:span text:style-name="T21">Si o resto de dividir o valor na posición de memoria identificada por x entre o valor na posición de memoria identificada por N é 0, sumamos ao valor na posición de memoria identificado por Suma o valor que temos na posición de memoria identificada por x, no caso contrario, multiplicamos ao valor na posición de memoria identificada por </text:span><text:soft-page-break/><text:span text:style-name="T21">Producto o valor que temos na posición de memoria identificada por x. Neste caso en x temos un 1 e <text:s/>1 % 2 != 0, polo que facemos Producto = Producto(</text:span><text:span text:style-name="T22">1</text:span><text:span text:style-name="T21">) * x (1) e </text:span><text:span text:style-name="T29">en Producto nos quedará un </text:span><text:span text:style-name="T30">1</text:span><text:span text:style-name="T21">.</text:span></text:p>
      <text:p text:style-name="P12"><text:span text:style-name="T21">→</text:span><text:span text:style-name="T22"> </text:span><text:span text:style-name="T20">X = X + 1 → </text:span><text:span text:style-name="T25">Lle sumamos 1 ao contido da posición de memoria identificada por x (1) e o resultado o almacenamos na posición de memoria identificada por x. En x nos quedará un 2</text:span></text:p>
      <text:p text:style-name="P12"><text:span text:style-name="T21">→</text:span><text:span text:style-name="T22"> </text:span><text:span text:style-name="T34">Mentras x&lt;N </text:span><text:span text:style-name="T24">→ Se repiten as instruccións incluídas entre Mentras …. e Fin-Mentras mentras a condición se cumpla. N ten o valor </text:span><text:span text:style-name="T26">6</text:span><text:span text:style-name="T24">, e x o valor </text:span><text:span text:style-name="T25">2</text:span><text:span text:style-name="T24">, a condición se cumple. </text:span></text:p>
      <text:p text:style-name="P10"><text:span text:style-name="T13">→ </text:span><text:span text:style-name="T15">Si (x%2 == 0) Suma=Suma+x</text:span></text:p>
      <text:p text:style-name="P12"><text:span text:style-name="T19"><text:s text:c="5"/>SeNon <text:s text:c="12"/>Producto=Producto*x → </text:span><text:span text:style-name="T21">Si o resto de dividir o valor na posición de memoria identificada por x entre o valor na posición de memoria identificada por N é 0, sumamos ao valor na posición de memoria identificado por Suma o valor que temos na posición de memoria identificada por x, no caso contrario, multiplicamos ao valor na posición de memoria identificada por Producto o valor que temos na posición de memoria identificada por x. Neste caso en x temos un </text:span><text:span text:style-name="T22">2</text:span><text:span text:style-name="T21"> e <text:s/></text:span><text:span text:style-name="T22">2</text:span><text:span text:style-name="T21"> % 2 </text:span><text:span text:style-name="T22">=</text:span><text:span text:style-name="T21">= 0, polo que facemos <text:s/></text:span><text:span text:style-name="T22">Suma</text:span><text:span text:style-name="T21">= </text:span><text:span text:style-name="T22">Suma</text:span><text:span text:style-name="T21">(</text:span><text:span text:style-name="T22">0</text:span><text:span text:style-name="T21">) * x (</text:span><text:span text:style-name="T22">2</text:span><text:span text:style-name="T21">) e </text:span><text:span text:style-name="T29">en </text:span><text:span text:style-name="T30">Suma</text:span><text:span text:style-name="T29"> nos quedará un </text:span><text:span text:style-name="T30">2</text:span><text:span text:style-name="T21">.</text:span></text:p>
      <text:p text:style-name="P12"><text:span text:style-name="T21">→</text:span><text:span text:style-name="T22"> </text:span><text:span text:style-name="T20">X = X + 1 → </text:span><text:span text:style-name="T25">Lle sumamos 1 ao contido da posición de memoria identificada por x (2) e o resultado o almacenamos na posición de memoria identificada por x. En x nos quedará un 3</text:span></text:p>
      <text:p text:style-name="P12"><text:span text:style-name="T21">→</text:span><text:span text:style-name="T22"> </text:span><text:span text:style-name="T34">Mentras x&lt;N </text:span><text:span text:style-name="T24">→ Se repiten as instruccións incluídas entre Mentras …. e Fin-Mentras mentras a condición se cumpla. N ten o valor </text:span><text:span text:style-name="T26">6</text:span><text:span text:style-name="T24">, e x o valor </text:span><text:span text:style-name="T25">3</text:span><text:span text:style-name="T24">, a condición se cumple. </text:span></text:p>
      <text:p text:style-name="P10"><text:span text:style-name="T13">→ </text:span><text:span text:style-name="T15">Si (x%2 == 0) Suma=Suma+x</text:span></text:p>
      <text:p text:style-name="P12"><text:span text:style-name="T19"><text:s text:c="5"/>SeNon <text:s text:c="12"/>Producto=Producto*x → </text:span><text:span text:style-name="T21">Si o resto de dividir o valor na posición de memoria identificada por x entre o valor na posición de memoria identificada por N é 0, sumamos ao valor na posición de memoria identificado por Suma o valor que temos na posición de memoria identificada por x, no caso contrario, multiplicamos ao valor na posición de memoria identificada por Producto o valor que temos na posición de memoria identificada por x. Neste caso en x temos un </text:span><text:span text:style-name="T23">3</text:span><text:span text:style-name="T21"> e <text:s/></text:span><text:span text:style-name="T23">3</text:span><text:span text:style-name="T21"> % 2 != 0, polo que facemos Producto = Producto(</text:span><text:span text:style-name="T23">1</text:span><text:span text:style-name="T21">) * x (</text:span><text:span text:style-name="T23">3</text:span><text:span text:style-name="T21">) e </text:span><text:span text:style-name="T29">en Producto nos quedará un </text:span><text:span text:style-name="T31">3</text:span><text:span text:style-name="T29">.</text:span></text:p>
      <text:p text:style-name="P12"><text:span text:style-name="T21">→</text:span><text:span text:style-name="T22"> </text:span><text:span text:style-name="T20">X = X + 1 → </text:span><text:span text:style-name="T25">Lle sumamos 1 ao contido da posición de memoria identificada por x (</text:span><text:span text:style-name="T26">3</text:span><text:span text:style-name="T25">) e o resultado o almacenamos na posición de memoria identificada por x. En x nos quedará un </text:span><text:span text:style-name="T26">4</text:span></text:p>
      <text:p text:style-name="P12"><text:span text:style-name="T21">→</text:span><text:span text:style-name="T22"> </text:span><text:span text:style-name="T34">Mentras x&lt;N </text:span><text:span text:style-name="T24">→ Se repiten as instruccións incluídas entre Mentras …. e Fin-Mentras mentras a condición se cumpla. N ten o valor </text:span><text:span text:style-name="T26">6</text:span><text:span text:style-name="T24">, e x o valor </text:span><text:span text:style-name="T26">4</text:span><text:span text:style-name="T24">, a condición se cumple. </text:span></text:p>
      <text:p text:style-name="P11"><text:span text:style-name="T13">→ </text:span><text:span text:style-name="T15">Si (x%2 == 0) Suma=Suma+x</text:span></text:p>
      <text:p text:style-name="P13"><text:span text:style-name="T19"><text:s text:c="5"/>SeNon <text:s text:c="12"/>Producto=Producto*x → </text:span><text:span text:style-name="T21">Si o resto de dividir o valor na posición de memoria identificada por x entre o valor na posición de memoria identificada por N é 0, sumamos ao valor na posición de memoria identificado por Suma o valor que temos na posición de memoria identificada por x, no caso contrario, multiplicamos ao valor na posición de memoria identificada por Producto o valor que temos na posición de memoria identificada por x. Neste caso en x temos un </text:span><text:span text:style-name="T23">4</text:span><text:span text:style-name="T21"> e <text:s/></text:span><text:span text:style-name="T23">4</text:span><text:span text:style-name="T21">% 2 </text:span><text:span text:style-name="T23">=</text:span><text:span text:style-name="T21">= 0, polo que facemos </text:span><text:span text:style-name="T23">Suma</text:span><text:span text:style-name="T21"> = </text:span><text:span text:style-name="T23">Suma</text:span><text:span text:style-name="T21">(</text:span><text:span text:style-name="T23">2</text:span><text:span text:style-name="T21">) * x (</text:span><text:span text:style-name="T23">4</text:span><text:span text:style-name="T21">) e </text:span><text:span text:style-name="T29">en </text:span><text:span text:style-name="T31">Suma</text:span><text:span text:style-name="T29"> nos quedará un </text:span><text:span text:style-name="T31">8</text:span><text:span text:style-name="T29">.</text:span></text:p>
      <text:p text:style-name="P13"><text:span text:style-name="T21">→</text:span><text:span text:style-name="T22"> </text:span><text:span text:style-name="T20">X = X + 1 → </text:span><text:span text:style-name="T25">Lle sumamos 1 ao contido da posición de memoria identificada por x (</text:span><text:span text:style-name="T26">3</text:span><text:span text:style-name="T25">) e o resultado o almacenamos na posición de memoria identificada por x. En x nos quedará un </text:span><text:span text:style-name="T26">5</text:span></text:p>
      <text:p text:style-name="P13"><text:span text:style-name="T21">→</text:span><text:span text:style-name="T22"> </text:span><text:span text:style-name="T34">Mentras x&lt;N </text:span><text:span text:style-name="T24">→ Se repiten as instruccións incluídas entre Mentras …. e Fin-Mentras mentras a condición se cumpla. N ten o valor </text:span><text:span text:style-name="T26">6</text:span><text:span text:style-name="T24">, e x o valor </text:span><text:span text:style-name="T26">5</text:span><text:span text:style-name="T24">, a condición se cumple. </text:span></text:p>
      <text:p text:style-name="P11"><text:span text:style-name="T13">→ </text:span><text:span text:style-name="T15">Si (x%2 == 0) Suma=Suma+x</text:span></text:p>
      <text:p text:style-name="P13"><text:span text:style-name="T19"><text:s text:c="5"/>SeNon <text:s text:c="12"/>Producto=Producto*x → </text:span><text:span text:style-name="T21">Si o resto de dividir o valor na posición de memoria identificada por x entre o valor na posición de memoria identificada por N é 0, sumamos ao valor na posición de memoria identificado por Suma o valor que temos na posición de memoria identificada por x, no caso contrario, multiplicamos ao valor na posición de memoria identificada por Producto o valor que temos na posición de memoria identificada por x. Neste caso en x temos un </text:span><text:span text:style-name="T23">5</text:span><text:span text:style-name="T21"> e <text:s/></text:span><text:span text:style-name="T23">5</text:span><text:span text:style-name="T21"> % 2 != 0, polo que facemos Producto = Producto(</text:span><text:span text:style-name="T23">3</text:span><text:span text:style-name="T21">) * x (</text:span><text:span text:style-name="T23">5</text:span><text:span text:style-name="T21">) e </text:span><text:span text:style-name="T29">en Producto nos quedará un </text:span><text:span text:style-name="T31">15</text:span><text:span text:style-name="T29">.</text:span></text:p>
      <text:p text:style-name="P13"><text:span text:style-name="T21">→</text:span><text:span text:style-name="T22"> </text:span><text:span text:style-name="T20">X = X + 1 → </text:span><text:span text:style-name="T25">Lle sumamos 1 ao contido da posición de memoria identificada por x (</text:span><text:span text:style-name="T26">3</text:span><text:span text:style-name="T25">) e o resultado o almacenamos na posición de memoria identificada por x. En x nos quedará un </text:span><text:span text:style-name="T26">6</text:span></text:p>
      <text:p text:style-name="P13"><text:span text:style-name="T21">→</text:span><text:span text:style-name="T22"> </text:span><text:span text:style-name="T34">Mentras x&lt;N </text:span><text:span text:style-name="T24">→ Se repiten as instruccións incluídas entre Mentras …. e Fin-Mentras mentras a condición se cumpla. N ten o valor </text:span><text:span text:style-name="T26">6</text:span><text:span text:style-name="T24">, e x o valor </text:span><text:span text:style-name="T26">6</text:span><text:span text:style-name="T24">, a condición </text:span><text:span text:style-name="T32">NON</text:span><text:span text:style-name="T24"> se cumple. </text:span></text:p>
      <text:p text:style-name="P13"><text:span text:style-name="T24">→</text:span><text:span text:style-name="T26"> </text:span><text:span text:style-name="T19">Visualizar "A suma dos números pares menores de " N " é " Suma</text:span><text:span text:style-name="T21"> →</text:span><text:span text:style-name="T23"> Visualizaría: </text:span><text:span text:style-name="T33">A suma dos números pares menores de 6 é 8</text:span></text:p>
      <text:p text:style-name="P13"><text:span text:style-name="T23">→ </text:span><text:span text:style-name="T19">Visualizar "O producto dos números impares menores de " N " é " Producto</text:span><text:span text:style-name="T21"> →</text:span><text:span text:style-name="T23"> Visualizaría: </text:span><text:span text:style-name="T33">O producto dos números impares menores de 6 é 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2:06:31.775790323</meta:creation-date>
    <dc:date>2018-10-31T12:37:06.633966546</dc:date>
    <meta:editing-duration>PT7M3S</meta:editing-duration>
    <meta:editing-cycles>1</meta:editing-cycles>
    <meta:document-statistic meta:table-count="0" meta:image-count="0" meta:object-count="0" meta:page-count="3" meta:paragraph-count="73" meta:word-count="1895" meta:character-count="9912" meta:non-whitespace-character-count="7916"/>
    <meta:generator>LibreOffice/6.1.3.1$Linux_X86_64 LibreOffice_project/10$Build-1</meta:generator>
  </office:meta>
</office:document-meta>
</file>